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Oblique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6.337cm" style:rel-column-width="9262*"/>
    </style:style>
    <style:style style:name="Table1.B" style:family="table-column">
      <style:table-column-properties style:column-width="0.663cm" style:rel-column-width="376*"/>
    </style:style>
    <style:style style:name="Table1.A1" style:family="table-cell">
      <style:table-cell-properties fo:padding="0.097cm" fo:border="none"/>
    </style:style>
    <style:style style:name="P1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">I. Мир</text:p>
          </table:table-cell>
          <table:covered-table-cell/>
        </table:table-row>
        <table:table-row>
          <table:table-cell table:style-name="Table1.A1" office:value-type="string">
            <text:p text:style-name="P4">а) карта, как четырёхсвязный список</text:p>
          </table:table-cell>
          <table:table-cell table:style-name="Table1.A1" office:value-type="string">
            <text:p text:style-name="P3">✔</text:p>
          </table:table-cell>
        </table:table-row>
        <table:table-row>
          <table:table-cell table:style-name="Table1.A1" office:value-type="string">
            <text:p text:style-name="P4">б) генерация случайных карт</text:p>
          </table:table-cell>
          <table:table-cell table:style-name="Table1.A1" office:value-type="string">
            <text:p text:style-name="P3">✔</text:p>
          </table:table-cell>
        </table:table-row>
        <table:table-row>
          <table:table-cell table:style-name="Table1.A1" office:value-type="string">
            <text:p text:style-name="P4">в) разные типы территорий</text:p>
          </table:table-cell>
          <table:table-cell table:style-name="Table1.A1" office:value-type="string">
            <text:p text:style-name="P3">✔</text:p>
          </table:table-cell>
        </table:table-row>
        <table:table-row>
          <table:table-cell table:style-name="Table1.A1" office:value-type="string">
            <text:p text:style-name="P4">г) природные ресурсы (необходимые для науки/города/юнитов)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table:number-columns-spanned="2" office:value-type="string">
            <text:p text:style-name="P2">II. Игроки</text:p>
          </table:table-cell>
          <table:covered-table-cell/>
        </table:table-row>
        <table:table-row>
          <table:table-cell table:style-name="Table1.A1" office:value-type="string">
            <text:p text:style-name="P4">а) структура игрока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4">б) несколько игроков в игре (в режиме hotseat)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4">в) игрок может строить города, заниматься наукой, нанимать юнитов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table:number-columns-spanned="2" office:value-type="string">
            <text:p text:style-name="P2">III. Наука</text:p>
          </table:table-cell>
          <table:covered-table-cell/>
        </table:table-row>
        <table:table-row>
          <table:table-cell table:style-name="Table1.A1" office:value-type="string">
            <text:p text:style-name="P4">а) дерево технологий (парсинг из XML)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4">б) игрок может исследовать любые технологии, доступные ему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4">в) технологии открывают доступ к новым юнитам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4">г) для исследования некоторых технологии нужны ресурсы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table:number-columns-spanned="2" office:value-type="string">
            <text:p text:style-name="P2">IV. Юниты</text:p>
          </table:table-cell>
          <table:covered-table-cell/>
        </table:table-row>
        <table:table-row>
          <table:table-cell table:style-name="Table1.A1" office:value-type="string">
            <text:p text:style-name="P4">а) игрок может нанимать юнитов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4">б) для создания некоторых юнитов нужные специальные технологии и природные ресурсы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4">в) свои и вражеские юниты могут драться между собой (простейшая реализация)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4">г) можно грабить корованы!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4">д) юниты могут захватывать вражеские города (простейшая реализация — нет недовольства народа, как в оригинальной Civilization)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table:number-columns-spanned="2" office:value-type="string">
            <text:p text:style-name="P2">IV. Интерфейс</text:p>
          </table:table-cell>
          <table:covered-table-cell/>
        </table:table-row>
        <table:table-row>
          <table:table-cell table:style-name="Table1.A1" office:value-type="string">
            <text:p text:style-name="P4">а) консольный псевдографический интерфейс на ncurses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4">б) возможность начала новой игры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4">в) управление юнитами и возможность атаки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4">г) управление исследуемыми технологиями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4">д) переключение между игроками (в порядке их очерёдности)</text:p>
          </table:table-cell>
          <table:table-cell table:style-name="Table1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Oblique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 Condensed" fo:font-size="11pt" style:font-size-asian="10.5pt" style:font-weight-asian="normal"/>
    </style:style>
    <style:style style:name="Text" style:family="paragraph" style:parent-style-name="Caption" style:class="extra">
      <style:text-properties style:font-name="DejaVu Sans Condensed1" fo:font-style="oblique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gulov Kirill</meta:initial-creator>
    <meta:creation-date>2012-04-08T14:31:07</meta:creation-date>
    <dc:date>2012-04-08T14:44:19</dc:date>
    <dc:creator>Mingulov Kirill</dc:creator>
    <meta:editing-duration>PT10M25S</meta:editing-duration>
    <meta:editing-cycles>7</meta:editing-cycles>
    <meta:generator>LibreOffice/3.5$Linux_x86 LibreOffice_project/dc9775d-05ecbee-0851ad3-1586698-727bf66</meta:generator>
    <meta:document-statistic meta:table-count="1" meta:image-count="0" meta:object-count="0" meta:page-count="1" meta:paragraph-count="29" meta:word-count="156" meta:character-count="1080" meta:non-whitespace-character-count="953"/>
  </office:meta>
</office:document-meta>
</file>